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bbdb" officeooo:paragraph-rsid="001fbb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klärung</text:p>
      <text:p text:style-name="P1">Modulregel pro Spieler</text:p>
      <text:p text:style-name="P1">Abhängigkeit, Mehr möglichkeiten, Aber Pflichten</text:p>
      <text:p text:style-name="P1">Komplexität erhöht sich wenig</text:p>
      <text:p text:style-name="P1"/>
      <text:p text:style-name="P1">Divinität</text:p>
      <text:p text:style-name="P1">Göttliche oder Dämonische Präsenz</text:p>
      <text:p text:style-name="P1">Aspekte</text:p>
      <text:p text:style-name="P1">3 Eigenschaften, die Divinität verkörpern</text:p>
      <text:p text:style-name="P1">Eid</text:p>
      <text:p text:style-name="P1">Der Eid der geschworen wurde, im Einklang mit den Aspekten. Ist etwas persönliches, muss aufrecht gehalten werden, sonst gilt das als Verrat</text:p>
      <text:p text:style-name="P1">Pflichten</text:p>
      <text:p text:style-name="P1">Weitere Pflichten die für alle Jünger der Divinität gelten</text:p>
      <text:p text:style-name="P1">Göttliche Gunst</text:p>
      <text:p text:style-name="P1">Repräsentiert das Wohlwollen der Divinität. Muss ausgegeben werden für gefallen, wird durch gefallen gewonnen</text:p>
      <text:p text:style-name="P1">Artefakt</text:p>
      <text:p text:style-name="P1">An die Seele kann ein göttliches Artefakt gebunden werdne, gehört zu einem Aspekt, bestimmte EIgenschfaten</text:p>
      <text:p text:style-name="P1">Mission</text:p>
      <text:p text:style-name="P1">Heilige Mission, die erfüllt werden soll um den Glauben und somit die Fähigkeiten, Anssehen und das Artefakt zu vertiefen. Nicht jeder hat eine Mission, kann von Göttlichkeit aufgetragen werd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9:19:37.035000000</meta:creation-date>
    <dc:date>2024-05-27T19:49:54.811000000</dc:date>
    <meta:editing-duration>PT30M18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8" meta:word-count="119" meta:character-count="847" meta:non-whitespace-character-count="746"/>
  </office:meta>
</office:document-meta>
</file>